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Heading_20_3">
      <style:text-properties fo:font-size="12pt" style:font-size-asian="12pt" style:font-size-complex="12pt"/>
    </style:style>
    <style:style style:name="P3" style:family="paragraph" style:parent-style-name="Heading_20_4">
      <style:paragraph-properties fo:text-align="center" style:justify-single-word="false"/>
    </style:style>
    <style:style style:name="P4" style:family="paragraph" style:parent-style-name="Standard">
      <style:text-properties officeooo:rsid="00161dad" officeooo:paragraph-rsid="00161dad"/>
    </style:style>
    <style:style style:name="P5" style:family="paragraph" style:parent-style-name="Standard">
      <style:paragraph-properties fo:text-align="center" style:justify-single-word="false"/>
      <style:text-properties officeooo:rsid="00161dad" officeooo:paragraph-rsid="00161dad"/>
    </style:style>
    <style:style style:name="P6" style:family="paragraph" style:parent-style-name="Standard">
      <style:paragraph-properties fo:text-align="start" style:justify-single-word="false"/>
      <style:text-properties officeooo:rsid="00161dad" officeooo:paragraph-rsid="00161dad"/>
    </style:style>
    <style:style style:name="P7" style:family="paragraph" style:parent-style-name="Standard">
      <style:text-properties style:text-underline-style="solid" style:text-underline-width="auto" style:text-underline-color="font-color" officeooo:rsid="00161dad" officeooo:paragraph-rsid="00161dad"/>
    </style:style>
    <style:style style:name="P8" style:family="paragraph" style:parent-style-name="Standard">
      <style:paragraph-properties fo:text-align="center" style:justify-single-word="false"/>
      <style:text-properties officeooo:rsid="001729c1" officeooo:paragraph-rsid="001729c1"/>
    </style:style>
    <style:style style:name="P9" style:family="paragraph" style:parent-style-name="Standard">
      <style:text-properties officeooo:rsid="001dbf67" officeooo:paragraph-rsid="001dbf67"/>
    </style:style>
    <style:style style:name="P10" style:family="paragraph" style:parent-style-name="Text_20_body">
      <style:text-properties officeooo:rsid="001729c1" officeooo:paragraph-rsid="001729c1"/>
    </style:style>
    <style:style style:name="P11" style:family="paragraph" style:parent-style-name="Text_20_body">
      <style:text-properties officeooo:rsid="0018a01e" officeooo:paragraph-rsid="0018a01e"/>
    </style:style>
    <style:style style:name="P12" style:family="paragraph" style:parent-style-name="Text_20_body">
      <style:text-properties officeooo:rsid="0018ee56" officeooo:paragraph-rsid="0018ee56"/>
    </style:style>
    <style:style style:name="P13" style:family="paragraph" style:parent-style-name="Text_20_body">
      <style:text-properties officeooo:rsid="0018ee56" officeooo:paragraph-rsid="001c166d"/>
    </style:style>
    <style:style style:name="P14" style:family="paragraph" style:parent-style-name="Text_20_body">
      <style:text-properties officeooo:rsid="0019f75a" officeooo:paragraph-rsid="0019f75a"/>
    </style:style>
    <style:style style:name="P15" style:family="paragraph" style:parent-style-name="Text_20_body">
      <style:paragraph-properties fo:text-align="center" style:justify-single-word="false"/>
      <style:text-properties officeooo:rsid="001bd2e8" officeooo:paragraph-rsid="001bd2e8"/>
    </style:style>
    <style:style style:name="P16" style:family="paragraph" style:parent-style-name="Text_20_body">
      <style:text-properties officeooo:rsid="001bd2e8" officeooo:paragraph-rsid="001d006c"/>
    </style:style>
    <style:style style:name="P17" style:family="paragraph" style:parent-style-name="Text_20_body">
      <style:text-properties officeooo:rsid="001c166d" officeooo:paragraph-rsid="001c166d"/>
    </style:style>
    <style:style style:name="P18" style:family="paragraph" style:parent-style-name="Text_20_body">
      <style:text-properties officeooo:rsid="001d006c" officeooo:paragraph-rsid="001d006c"/>
    </style:style>
    <style:style style:name="T1" style:family="text">
      <style:text-properties officeooo:rsid="00161dad"/>
    </style:style>
    <style:style style:name="T2" style:family="text">
      <style:text-properties style:text-underline-style="solid" style:text-underline-width="auto" style:text-underline-color="font-color" officeooo:rsid="0016d0d1"/>
    </style:style>
    <style:style style:name="T3" style:family="text">
      <style:text-properties officeooo:rsid="0016d0d1"/>
    </style:style>
    <style:style style:name="T4" style:family="text">
      <style:text-properties officeooo:rsid="001729c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795e2"/>
    </style:style>
    <style:style style:name="T7" style:family="text">
      <style:text-properties officeooo:rsid="0018a01e"/>
    </style:style>
    <style:style style:name="T8" style:family="text">
      <style:text-properties officeooo:rsid="0018ee56"/>
    </style:style>
    <style:style style:name="T9" style:family="text">
      <style:text-properties officeooo:rsid="001bd2e8"/>
    </style:style>
    <style:style style:name="T10" style:family="text">
      <style:text-properties officeooo:rsid="001d006c"/>
    </style:style>
    <style:style style:name="T11" style:family="text">
      <style:text-properties officeooo:rsid="001e9334"/>
    </style:style>
    <style:style style:name="T12" style:family="text">
      <style:text-properties officeooo:rsid="001fcd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SOS A SEGUIR:</text:h>
      <text:p text:style-name="P8"/>
      <text:h text:style-name="P2" text:outline-level="3">A-ESTUDIO DE MERCADO/<text:span text:style-name="T4">NECESIDADES</text:span></text:h>
      <text:p text:style-name="P10"><text:span text:style-name="T5"><text:tab/>A.1→ <text:s/>Caracteristicas operaciones</text:span></text:p>
      <text:p text:style-name="P10"><text:span text:style-name="T5"><text:tab/>A.2→ Areas de trabajo</text:span></text:p>
      <text:h text:style-name="P2" text:outline-level="3">B-PLANIFICACIÓN</text:h>
      <text:h text:style-name="P2" text:outline-level="3">C-DESARROLLO DEL PRODUCTO</text:h>
      <text:h text:style-name="P2" text:outline-level="3">D-PROMOCIÓN,VENTA,PRUEBA….</text:h>
      <text:p text:style-name="Text_20_body"><text:span text:style-name="T5"/></text:p>
      <text:p text:style-name="Text_20_body"><text:span text:style-name="T5"/></text:p>
      <text:h text:style-name="P1" text:outline-level="2">REQUISITOS A PREGUNTAR:</text:h>
      <text:p text:style-name="P5"/>
      <text:p text:style-name="P6">-<text:span text:style-name="T3">Que </text:span><text:span text:style-name="T4">e</text:span><text:span text:style-name="T3">s, a que se dedica, </text:span><text:span text:style-name="T4">en que ámbito, necesidades...</text:span></text:p>
      <text:p text:style-name="P6"/>
      <text:p text:style-name="P4"/>
      <text:h text:style-name="P1" text:outline-level="2">PREGUNTAS:</text:h>
      <text:p text:style-name="P5"/>
      <text:p text:style-name="P5"/>
      <text:h text:style-name="Heading_20_3" text:outline-level="3">1-Establecer Perfil del usuario</text:h>
      <text:p text:style-name="P4">→ Nombre? <text:tab/><text:tab/><text:tab/><text:tab/><text:tab/><text:tab/><text:span text:style-name="T8">Victor Martinez Zapato → </text:span><text:span text:style-name="T2">StreamCube</text:span></text:p>
      <text:p text:style-name="P4">→ Tipo de compañía?<text:tab/><text:tab/><text:tab/><text:tab/><text:tab/><text:span text:style-name="T3">Plataforma para streaming</text:span></text:p>
      <text:p text:style-name="P4">→ <text:span text:style-name="T6">Responsabilidades?<text:tab/><text:tab/><text:tab/><text:tab/><text:tab/><text:tab/><text:tab/></text:span></text:p>
      <text:p text:style-name="P4">→ <text:span text:style-name="T6">Tipo de cliente dirigido?<text:tab/><text:tab/><text:tab/><text:tab/></text:span></text:p>
      <text:p text:style-name="P4">→ <text:span text:style-name="T6">Que servicios o productos ofrece?<text:tab/><text:tab/></text:span></text:p>
      <text:p text:style-name="P4">→ <text:span text:style-name="T6">Que le hace pensar que será exitoso?<text:tab/><text:tab/></text:span></text:p>
      <text:p text:style-name="P4">→ <text:span text:style-name="T6">Posibles baches, y/o obstaculos de la idea?<text:tab/></text:span></text:p>
      <text:p text:style-name="P4">→ <text:span text:style-name="T6">Algún requerimiento en especial?<text:tab/><text:tab/><text:tab/></text:span></text:p>
      <text:p text:style-name="P4"/>
      <text:h text:style-name="Heading_20_3" text:outline-level="3">2-Evaluando el problema</text:h>
      <text:p text:style-name="Text_20_body">→ <text:span text:style-name="T8">Identificación de problemas requeridos por el usuario ( requerimientos como pj: sistemas de gestión de: <text:s/>)?</text:span></text:p>
      <text:p text:style-name="Text_20_body">-CMS <text:span text:style-name="T8">o <text:s/>Content manager system</text:span></text:p>
      <text:p text:style-name="Text_20_body">-<text:span text:style-name="T8">ChatSystem </text:span></text:p>
      <text:p text:style-name="Text_20_body">-<text:span text:style-name="T8">Crudsystem</text:span></text:p>
      <text:h text:style-name="P3" text:outline-level="4"><text:soft-page-break/>CMS</text:h>
      <text:p text:style-name="P12">-Por que existe el problema?</text:p>
      <text:p text:style-name="P14">Debido a que se trabaja con archivos, principalmente de video, y todos estos deben seer gestionados, almacenados, e implementados.</text:p>
      <text:p text:style-name="P14"/>
      <text:p text:style-name="P12">-Como lo resuelve ahora?</text:p>
      <text:p text:style-name="P14">Ya habiendo recopilado <text:span text:style-name="T9">información a cerca de páginas de streaming, la solución es realizar la implementación de este requerimiento, implementando cards al contenido e implementando el sistema previamente citado.</text:span></text:p>
      <text:p text:style-name="P14"/>
      <text:p text:style-name="P12">-Como le gustaría que se resolviera?</text:p>
      <text:p text:style-name="P16"><text:span text:style-name="T10">A el cliente le parece correcta la implementación de este, necesaria y el sistema en funcionamiento general (similar a las analizadas)</text:span></text:p>
      <text:p text:style-name="P16">En cuanto a la implementación de un CMS, me parece correcto.</text:p>
      <text:p text:style-name="P12"/>
      <text:h text:style-name="P3" text:outline-level="4">ChatSystem</text:h>
      <text:p text:style-name="P15"/>
      <text:p text:style-name="P13">-Por que existe el problema?</text:p>
      <text:p text:style-name="P17">La plataforma facilita la interacción entre usuario y steamer. Necesita un sistema de chatting para ello.</text:p>
      <text:p text:style-name="P17"/>
      <text:p text:style-name="P13">-Como lo resuelve ahora?</text:p>
      <text:p text:style-name="P17">Debo implementar el sistema de chatting, <text:span text:style-name="T10">este interaciona con la bbdd y es totalmente necesario,así que se realizará, con sus respectivos estilos.</text:span></text:p>
      <text:p text:style-name="P17"/>
      <text:p text:style-name="P13">-Como le gustaría que se resolviera?</text:p>
      <text:p text:style-name="P18">Funcionamiento generalizado, funcional y con carta libre.</text:p>
      <text:p text:style-name="P13"/>
      <text:h text:style-name="Heading_20_3" text:outline-level="3">3-Evalua<text:span text:style-name="T6">ción ambiente usuario</text:span></text:h>
      <text:p text:style-name="Text_20_body">→ <text:span text:style-name="T7">Presenta dependencias en servicios u organismos?</text:span></text:p>
      <text:p text:style-name="Text_20_body">→ <text:span text:style-name="T7">Nivel de navegación, uso y experiencia en páginas ?</text:span></text:p>
      <text:p text:style-name="Text_20_body">→ <text:span text:style-name="T7">Nivel conceptual y/o educativo?</text:span></text:p>
      <text:p text:style-name="Text_20_body"><text:soft-page-break/></text:p>
      <text:p text:style-name="P11">4</text:p>
      <text:p text:style-name="P11">→ </text:p>
      <text:p text:style-name="P11"/>
      <text:p text:style-name="P11">5 </text:p>
      <text:p text:style-name="P11">→ </text:p>
      <text:p text:style-name="P7"/>
      <text:h text:style-name="P1" text:outline-level="2">GLOSARIO DE TÉRMINOS:</text:h>
      <text:p text:style-name="P4"/>
      <text:p text:style-name="P4">Vocabulario técnico que utiliza/usa el cliente.</text:p>
      <text:p text:style-name="P4"/>
      <text:p text:style-name="P9">STREAMING → </text:p>
      <text:p text:style-name="P9">DRM→ “programa anticopia”.</text:p>
      <text:p text:style-name="P9">CDN→ “red de entrega de contenidos” esta conectada entre sí</text:p>
      <text:p text:style-name="P9">HD→ </text:p>
      <text:p text:style-name="P9">FullHD o +→ </text:p>
      <text:p text:style-name="P9">VOD→ <text:span text:style-name="T12">Es un servicio de video bajo demanda.</text:span></text:p>
      <text:p text:style-name="P9">OVP→ <text:span text:style-name="T11">Es una herramienta que permite administrar </text:span><text:span text:style-name="T12">los contenidos en distintos dispositivos</text:span><text:span text:style-name="T11"><text:tab/></text:span></text:p>
      <text:p text:style-name="P9">OTT→ Se le conoce a las plataformas que transmiten información entre <text:span text:style-name="T11">dispositivos que tengan interne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61d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text:tab/><text:tab/><text:initial-creator/><text:span text:style-name="MT1">Raul Sal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08:47:56.495000000</meta:creation-date>
    <dc:date>2022-11-30T11:38:49.490000000</dc:date>
    <meta:editing-duration>PT14M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58" meta:word-count="363" meta:character-count="2423" meta:non-whitespace-character-count="2075"/>
  </office:meta>
</office:document-meta>
</file>